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margin-top="0cm" fo:margin-bottom="0.282cm" loext:contextual-spacing="false" fo:line-height="102%"/>
    </style:style>
    <style:style style:name="P10" style:family="paragraph" style:parent-style-name="Normal">
      <style:text-properties style:font-name="Arial"/>
    </style:style>
    <style:style style:name="P11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2" style:family="paragraph" style:parent-style-name="Table_20_Contents">
      <style:text-properties style:font-name="Arial" officeooo:rsid="000741a5" officeooo:paragraph-rsid="000741a5"/>
    </style:style>
    <style:style style:name="P13" style:family="paragraph" style:parent-style-name="Table_20_Contents">
      <style:text-properties style:font-name="Arial" fo:font-size="11pt" officeooo:rsid="000741a5" officeooo:paragraph-rsid="000741a5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0741a5" style:font-name-asian="Arial" style:font-name-complex="Arial"/>
    </style:style>
    <style:style style:name="T5" style:family="text">
      <style:text-properties officeooo:rsid="000741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SIU03</text:p>
      <text:p text:style-name="P2">TIME REPORT</text:p>
      <text:p text:style-name="P3"/>
      <text:p text:style-name="P4">Project group: 41<text:tab/>Report number: 5<text:tab/>Date: 2015-10-25</text:p>
      <text:p text:style-name="P1"/>
      <text:p text:style-name="Standard"><text:span text:style-name="Standardstycketeckensnitt"><text:span text:style-name="T1">1) </text:span></text:span><text:span text:style-name="Standardstycketeckensnit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Table_20_Contents"><text:span text:style-name="Standardstycketeckensnitt"><text:span text:style-name="T3">21,5</text:span></text:span></text:p>
          </table:table-cell>
          <table:table-cell table:style-name="Table1.C2" office:value-type="string">
            <text:p text:style-name="P12">57,0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2">12</text:p>
          </table:table-cell>
          <table:table-cell table:style-name="Table1.C3" office:value-type="string">
            <text:p text:style-name="P6"><text:span text:style-name="T5">47</text:span>,5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>18</text:p>
          </table:table-cell>
          <table:table-cell table:style-name="Table1.C4" office:value-type="string">
            <text:p text:style-name="P6"><text:span text:style-name="T5">48</text:span>,0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Table_20_Contents"><text:span text:style-name="Standardstycketeckensnitt"><text:span text:style-name="T3">18</text:span></text:span></text:p>
          </table:table-cell>
          <table:table-cell table:style-name="Table1.C5" office:value-type="string">
            <text:p text:style-name="P6"><text:span text:style-name="T5">41</text:span>,0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Table_20_Contents"><text:span text:style-name="Standardstycketeckensnitt"><text:span text:style-name="T3">21</text:span></text:span></text:p>
          </table:table-cell>
          <table:table-cell table:style-name="Table1.C6" office:value-type="string">
            <text:p text:style-name="P9"><text:span text:style-name="Standardstycketeckensnitt"><text:span text:style-name="T4">51</text:span></text:span><text:span text:style-name="Standardstycketeckensnitt"><text:span text:style-name="T3">,0</text:span></text:span></text:p>
          </table:table-cell>
          <table:table-cell table:style-name="Table1.D6" office:value-type="string">
            <text:p text:style-name="P10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Table_20_Contents"><text:span text:style-name="Standardstycketeckensnitt"><text:span text:style-name="T3">21</text:span></text:span></text:p>
          </table:table-cell>
          <table:table-cell table:style-name="Table1.C7" office:value-type="string">
            <text:p text:style-name="P9"><text:span text:style-name="Standardstycketeckensnitt"><text:span text:style-name="T4">47</text:span></text:span><text:span text:style-name="Standardstycketeckensnitt"><text:span text:style-name="T3">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</table:table-row>
      </table:table>
      <text:p text:style-name="P1"/>
      <text:p text:style-name="Standard"><text:span text:style-name="Standardstycketeckensnitt"><text:span text:style-name="T1">2) </text:span></text:span><text:span text:style-name="Standardstycketeckensnit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, Design spec (draft), first presentation (slides), Design spec (final rev.), first pres. Preparation, Presentation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13">Most modules done for merging, finishing up the last testbenches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13">System merge, debugging, report writing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Rubrik_20_1" style:display-name="Rubrik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Rubrik_20_2" style:display-name="Rubrik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Rubrik_20_3" style:display-name="Rubrik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Beskrivni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ubrik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derrubrik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andardstycketeckensnit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10-23T14:25:00Z</meta:creation-date>
    <dc:date>2015-10-25T13:46:47.201516477</dc:date>
    <meta:editing-cycles>37</meta:editing-cycles>
    <meta:editing-duration>PT9M28S</meta:editing-duration>
    <meta:document-statistic meta:table-count="5" meta:image-count="0" meta:object-count="0" meta:page-count="1" meta:paragraph-count="38" meta:word-count="104" meta:character-count="621" meta:non-whitespace-character-count="541"/>
    <meta:template xlink:type="simple" xlink:actuate="onRequest" xlink:title="" xlink:href="Normal.dotm"/>
  </office:meta>
</office:document-meta>
</file>